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/ColorTable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family-generic="roman" style:font-pitch="variable"/>
    <style:font-face style:name="Open Sans2" svg:font-family="'Open Sans'" style:font-adornments="Normal" style:font-family-generic="swiss" style:font-pitch="variable"/>
    <style:font-face style:name="Open Sans3" svg:font-family="'Open Sans'" style:font-adornments="Normal" style:font-family-generic="roman" style:font-pitch="variable"/>
    <style:font-face style:name="Open Sans4" svg:font-family="'Open Sans'" style:font-adornments="Bold" style:font-family-generic="roman" style:font-pitch="variable"/>
    <style:font-face style:name="Open Sans5" svg:font-family="'Open Sans'" style:font-adornments="Bol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6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pr1" style:family="presentation" style:parent-style-name="Impress-title">
      <style:graphic-properties fo:min-height="7.16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3.507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style:paragraph-properties style:text-autospace="none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style:paragraph-properties style:text-autospace="none"/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cm" fo:margin-bottom="0cm" fo:line-height="100%" fo:text-indent="0cm" style:text-autospace="none"/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style:paragraph-properties style:text-autospace="none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8pt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18pt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33b3" loext:opacity="100%" style:text-outline="false" style:text-line-through-style="none" style:text-line-through-type="none" style:font-name="JetBrains Mono" fo:font-size="18pt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4a86e8" loext:opacity="100%" style:text-outline="false" style:text-line-through-style="none" style:text-line-through-type="none" style:font-name="JetBrains Mono" fo:font-size="18pt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67d17" loext:opacity="100%" style:text-outline="false" style:text-line-through-style="none" style:text-line-through-type="none" style:font-name="JetBrains Mono" fo:font-size="18pt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71094" loext:opacity="100%" style:text-outline="false" style:text-line-through-style="none" style:text-line-through-type="none" style:font-name="JetBrains Mono" fo:font-size="18pt" fo:font-style="italic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font-variant="normal" fo:text-transform="none" fo:color="#0033b3" loext:opacity="100%" style:text-outline="false" style:text-line-through-style="none" style:text-line-through-type="none" style:font-name="JetBrains Mono" fo:font-size="20pt" fo:text-shadow="none" style:text-underline-style="none" fo:font-weight="normal" style:letter-kerning="true" style:font-name-asian="JetBrains Mono" style:font-size-asian="20pt" style:font-weight-asian="normal" style:font-name-complex="JetBrains Mono" style:font-size-complex="20pt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20pt" fo:text-shadow="none" style:text-underline-style="none" fo:font-weight="normal" style:letter-kerning="true" style:font-name-asian="JetBrains Mono" style:font-size-asian="20pt" style:font-weight-asian="normal" style:font-name-complex="JetBrains Mono" style:font-size-complex="20pt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20pt" fo:text-shadow="none" style:text-underline-style="none" fo:font-weight="normal" style:letter-kerning="true" style:font-name-asian="JetBrains Mono" style:font-size-asian="20pt" style:font-weight-asian="normal" style:font-name-complex="JetBrains Mono" style:font-size-complex="20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71094" loext:opacity="100%" style:text-outline="false" style:text-line-through-style="none" style:text-line-through-type="none" style:font-name="JetBrains Mono" fo:font-size="20pt" fo:font-style="italic" fo:text-shadow="none" style:text-underline-style="none" fo:font-weight="normal" style:letter-kerning="true" style:font-name-asian="JetBrains Mono" style:font-size-asian="20pt" style:font-style-asian="italic" style:font-weight-asian="normal" style:font-name-complex="JetBrains Mono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style:font-name-asian="JetBrains Mono" style:font-size-asian="20pt" style:font-style-asian="normal" style:font-weight-asian="normal" style:font-name-complex="JetBrai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33b3" loext:opacity="100%" style:text-outline="false" style:text-line-through-style="none" style:text-line-through-type="none" style:font-name="JetBrains Mono" fo:font-size="13.5pt" fo:font-style="normal" fo:text-shadow="none" style:text-underline-style="none" fo:font-weight="normal" style:letter-kerning="true" style:font-name-asian="JetBrains Mono" style:font-size-asian="13.5pt" style:font-style-asian="normal" style:font-weight-asian="normal" style:font-name-complex="JetBrains Mono" style:font-size-complex="13.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871094" loext:opacity="100%" style:text-outline="false" style:text-line-through-style="none" style:text-line-through-type="none" style:font-name="JetBrains Mono" fo:font-size="13.5pt" fo:font-style="normal" fo:text-shadow="none" style:text-underline-style="none" fo:font-weight="normal" style:letter-kerning="true" style:font-name-asian="JetBrains Mono" style:font-size-asian="13.5pt" style:font-style-asian="normal" style:font-weight-asian="normal" style:font-name-complex="JetBrains Mono" style:font-size-complex="13.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80808" loext:opacity="100%" style:text-outline="false" style:text-line-through-style="none" style:text-line-through-type="none" style:font-name="JetBrains Mono" fo:font-size="13.5pt" fo:font-style="normal" fo:text-shadow="none" style:text-underline-style="none" fo:font-weight="normal" style:letter-kerning="true" style:font-name-asian="JetBrains Mono" style:font-size-asian="13.5pt" style:font-style-asian="normal" style:font-weight-asian="normal" style:font-name-complex="JetBrains Mono" style:font-size-complex="13.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JetBrains Mono" fo:font-size="13.5pt" fo:font-style="normal" fo:text-shadow="none" style:text-underline-style="none" fo:font-weight="normal" style:letter-kerning="true" style:font-name-asian="JetBrains Mono" style:font-size-asian="13.5pt" style:font-style-asian="normal" style:font-weight-asian="normal" style:font-name-complex="JetBrains Mono" style:font-size-complex="13.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80808" loext:opacity="100%" style:text-outline="false" style:text-line-through-style="none" style:text-line-through-type="none" style:font-name="JetBrains Mono" fo:font-size="13.5pt" fo:font-style="normal" fo:text-shadow="none" style:text-underline-style="none" fo:font-weight="bold" style:letter-kerning="true" style:font-name-asian="JetBrains Mono" style:font-size-asian="13.5pt" style:font-style-asian="normal" style:font-weight-asian="bold" style:font-name-complex="JetBrains Mono" style:font-size-complex="13.5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871094" loext:opacity="100%" style:text-outline="false" style:text-line-through-style="none" style:text-line-through-type="none" style:font-name="JetBrains Mono" fo:font-size="13.5pt" fo:font-style="italic" fo:text-shadow="none" style:text-underline-style="none" fo:font-weight="normal" style:letter-kerning="true" style:font-name-asian="JetBrains Mono" style:font-size-asian="13.5pt" style:font-style-asian="italic" style:font-weight-asian="normal" style:font-name-complex="JetBrains Mono" style:font-size-complex="13.5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7.165cm" svg:x="1.8cm" svg:y="4.835cm" presentation:class="title" presentation:user-transformed="true">
          <draw:text-box>
            <text:p text:style-name="P1"><text:tab/><text:span text:style-name="T1">More Activities and User Intera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Recap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3">You learned about a few different ViewGroups: LinearLayout, FrameLayout, GridLayout, and RelativeLayout. </text:span></text:p>
              </text:list-item>
              <text:list-item>
                <text:p><text:span text:style-name="T3">You learned about padding, margin, and layout width, height, weight, and gravity.</text:span></text:p>
              </text:list-item>
              <text:list-item>
                <text:p><text:span text:style-name="T3">You compared these different ViewGroups on the same toy program.</text:span></text:p>
              </text:list-item>
              <text:list-item>
                <text:p><text:span text:style-name="T3">You also saw some Views: TextView, EditText, and Button.</text:span></text:p>
              </text:list-item>
              <text:list-item>
                <text:p><text:span text:style-name="T3">Now, we’ll look at the most important ViewGroup: ConstraintLayout.</text:span></text:p>
              </text:list-item>
              <text:list-item>
                <text:p><text:span text:style-name="T3">We’ll also start some event-driven programm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: ConstraintLayout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3">This is RelativeLayout on steroids.</text:span></text:p>
              </text:list-item>
              <text:list-item>
                <text:p><text:span text:style-name="T3">What was the primary issue with RelativeLayout?</text:span></text:p>
              </text:list-item>
              <text:list-item>
                <text:p><text:span text:style-name="T3">It still potentially could suffer from nested ViewGroups and complex view hierarchies.</text:span></text:p>
              </text:list-item>
              <text:list-item>
                <text:p><text:span text:style-name="T3">The more complicated the view hierarchy tree, the more resources it will take to traverse that tree.</text:span></text:p>
              </text:list-item>
              <text:list-item>
                <text:p><text:span text:style-name="T3">ConstraintLayout was created to overcome this issue.</text:span></text:p>
              </text:list-item>
              <text:list-item>
                <text:p><text:span text:style-name="T3">How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: ConstraintLayout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3">Much like RelativeLayout, you specify the locations of Views with respect to each other, and wrt to parent layout.</text:span></text:p>
              </text:list-item>
              <text:list-item>
                <text:p><text:span text:style-name="T3">However, ConstraintLayout does this by imposing </text:span><text:span text:style-name="T4">constraints</text:span><text:span text:style-name="T5"> on the different views.</text:span></text:p>
              </text:list-item>
              <text:list-item>
                <text:p><text:span text:style-name="T3">The views are constrained to each other, and to the parent.</text:span></text:p>
              </text:list-item>
              <text:list-item>
                <text:p><text:span text:style-name="T3">Views can be constrained to </text:span><text:span text:style-name="T4">groups</text:span><text:span text:style-name="T5"> of views, without explicitly using a ViewGroup to group them.</text:span></text:p>
              </text:list-item>
              <text:list-item>
                <text:p><text:span text:style-name="T3">The ViewGroup tree is flat since there are no real children of children.</text:span></text:p>
              </text:list-item>
              <text:list-item>
                <text:p><text:span text:style-name="T3">ConstraintLayout is harder to program, but sometimes very usefu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: ConstraintLayout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3">With RelativeLayout, you don’t really need to use the Design view in Android Studio.</text:span></text:p>
              </text:list-item>
              <text:list-item>
                <text:p><text:span text:style-name="T3">With ConstraintLayout, it is usually pretty hard to do things without Design view.</text:span></text:p>
              </text:list-item>
              <text:list-item>
                <text:p><text:span text:style-name="T3">I’ve found that my workflow for ConstraintLayout is:</text:span></text:p>
                <text:list>
                  <text:list-item>
                    <text:p><text:span text:style-name="T3">Design UI using design mode.</text:span></text:p>
                  </text:list-item>
                  <text:list-item>
                    <text:p><text:span text:style-name="T3">Polish up measurements in text mode.</text:span></text:p>
                  </text:list-item>
                  <text:list-item>
                    <text:p><text:span text:style-name="T3">Repeat.</text:span></text:p>
                  </text:list-item>
                </text:list>
              </text:list-item>
              <text:list-item>
                <text:p><text:span text:style-name="T3">Let’s see an example of developing a UI with ConstraintLayou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: Example 6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3">I made the same UI as Example 5, except with ConstraintLayout. </text:span></text:p>
              </text:list-item>
              <text:list-item>
                <text:p><text:span text:style-name="T3">There are many possible constraints that would lead to the same arrangement of Views on the screen.</text:span></text:p>
              </text:list-item>
              <text:list-item>
                <text:p><text:span text:style-name="T3">I was able to do it mostly in design mode, but I had to switch back to xml a couple of times.</text:span></text:p>
              </text:list-item>
              <text:list-item>
                <text:p><text:span text:style-name="T3">You could also design a UI in RelativeLayout, and have Android Studio convert it to a ConstraintLayout for you. </text:span></text:p>
              </text:list-item>
              <text:list-item>
                <text:p><text:span text:style-name="T3">It will flatten the view hierarchy, remove any nested layouts, but achieve the same effect. </text:span></text:p>
              </text:list-item>
              <text:list-item>
                <text:p><text:span text:style-name="T3">Let’s see Android Studio’s solution and how it compares to mi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: Example 7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3">Started with Example 5’s RelativeLayout as a base, but asked Android to convert to ConstraintLayout. </text:span></text:p>
              </text:list-item>
              <text:list-item>
                <text:p><text:span text:style-name="T3">Compare to Example 6.</text:span></text:p>
              </text:list-item>
              <text:list-item>
                <text:p><text:span text:style-name="T3">The constraints are different.</text:span></text:p>
              </text:list-item>
              <text:list-item>
                <text:p><text:span text:style-name="T3">In fact, the output isn’t exactly right.</text:span></text:p>
              </text:list-item>
              <text:list-item>
                <text:p><text:span text:style-name="T3">Lesson: don’t rely entirely on an automated process for design.</text:span></text:p>
              </text:list-item>
              <text:list-item>
                <text:p><text:span text:style-name="T3">Design hinges on key elements of human perception, psychology, and our sense of aesthetics and spacing.</text:span></text:p>
              </text:list-item>
              <text:list-item>
                <text:p><text:span text:style-name="T3">These are often hard (but not impossible) to capture using algorithm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7.165cm" svg:x="1.8cm" svg:y="4.835cm" presentation:class="title" presentation:user-transformed="true">
          <draw:text-box>
            <text:p text:style-name="P1"><text:span text:style-name="T1">Basics of User Intera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3">We’ve been creating static, lifeless user interfaces (UIs).</text:span></text:p>
              </text:list-item>
              <text:list-item>
                <text:p><text:span text:style-name="T3">The UI is the part of the app that faces the user.</text:span></text:p>
              </text:list-item>
              <text:list-item>
                <text:p><text:span text:style-name="T3">It needs to be able to accept and operate on input:</text:span></text:p>
                <text:list>
                  <text:list-item>
                    <text:p><text:span text:style-name="T3">Handle EditText and its text input.</text:span></text:p>
                  </text:list-item>
                  <text:list-item>
                    <text:p><text:span text:style-name="T3">Handle button clicks.</text:span></text:p>
                  </text:list-item>
                  <text:list-item>
                    <text:p><text:span text:style-name="T3">Show messages to users alerting them about stuff.</text:span></text:p>
                  </text:list-item>
                  <text:list-item>
                    <text:p><text:span text:style-name="T3">Open a new screen based on some input.</text:span></text:p>
                  </text:list-item>
                  <text:list-item>
                    <text:p><text:span text:style-name="T3">Go back to the original screen.</text:span></text:p>
                  </text:list-item>
                  <text:list-item>
                    <text:p><text:span text:style-name="T3">Open some other app (maps, mail, camera, whatever).</text:span></text:p>
                  </text:list-item>
                  <text:list-item>
                    <text:p><text:span text:style-name="T3">Many more types of interaction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: Basics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3">For now, we’ll focus on the types of interaction from the previous slide.</text:span></text:p>
              </text:list-item>
              <text:list-item>
                <text:p><text:span text:style-name="T3">Over a series of examples, we’ll create a single UI that is able to handle various types of input.</text:span></text:p>
              </text:list-item>
              <text:list-item>
                <text:p><text:span text:style-name="T3">Then, you’ll do this in your lab session (and your HW, and your project).</text:span></text:p>
              </text:list-item>
              <text:list-item>
                <text:p><text:span text:style-name="T3">It’s okay if you already know this stuff. We’ll learn some of the “best practices” he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: Example 8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3">Let’s enter a first name and last name in an EditText.</text:span></text:p>
              </text:list-item>
              <text:list-item>
                <text:p><text:span text:style-name="T3">We’ll read them, break them up, and display them in two TextViews.</text:span></text:p>
              </text:list-item>
              <text:list-item>
                <text:p><text:span text:style-name="T3">The TextViews will be populated by a button click.</text:span></text:p>
              </text:list-item>
              <text:list-item>
                <text:p><text:span text:style-name="T3">When the button clicks, we’ll also show one of two messages:</text:span></text:p>
                <text:list>
                  <text:list-item>
                    <text:p><text:span text:style-name="T3">If the EditText is empty, then display a brief message asking them to enter text.</text:span></text:p>
                  </text:list-item>
                  <text:list-item>
                    <text:p><text:span text:style-name="T3">If the EditText is populated, we’ll say “Good work!”.</text:span></text:p>
                  </text:list-item>
                  <text:list-item>
                    <text:p><text:span text:style-name="T3">We’ll also have to handle edge cases.</text:span></text:p>
                  </text:list-item>
                  <text:list-item>
                    <text:p><text:span text:style-name="T3">A “Toast” in Android is a popup message that sticks around, then vanish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: Example 8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3">Let’s break it down into concrete tasks.</text:span></text:p>
              </text:list-item>
              <text:list-item>
                <text:p><text:span text:style-name="T3">We’ll have to create the UI. Assume that’s done.</text:span></text:p>
              </text:list-item>
              <text:list-item>
                <text:p><text:span text:style-name="T3">We’ll have to detect the click of a submit button.</text:span></text:p>
                <text:list>
                  <text:list-item>
                    <text:p><text:span text:style-name="T3">We’ll have to read the text in the EditText, and store it in a Kotlin string.</text:span></text:p>
                  </text:list-item>
                  <text:list-item>
                    <text:p><text:span text:style-name="T3">We’ll then have to </text:span><text:span text:style-name="T6">parse</text:span><text:span text:style-name="T7"> that string (we’ll use regex).</text:span></text:p>
                    <text:list>
                      <text:list-item>
                        <text:p><text:span text:style-name="T7">Get the first and last name, assuming space is a separator.</text:span></text:p>
                      </text:list-item>
                      <text:list-item>
                        <text:p><text:span text:style-name="T7">Handle all edge cases here (null, blank, etc).</text:span></text:p>
                      </text:list-item>
                    </text:list>
                  </text:list-item>
                  <text:list-item>
                    <text:p><text:span text:style-name="T7">Then we’ll display a short-lived message for each ca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: Example 8 (button click)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3">Let’s focus on the button click.</text:span></text:p>
              </text:list-item>
              <text:list-item>
                <text:p><text:span text:style-name="T3">What we need is a </text:span><text:span text:style-name="T6">callback</text:span><text:span text:style-name="T7">: a function that is automatically called/invoked when an event occurs.</text:span></text:p>
              </text:list-item>
              <text:list-item>
                <text:p><text:span text:style-name="T7">Fortunately, Android has a bunch of callbacks already in place for several standard types of user interaction.</text:span></text:p>
              </text:list-item>
              <text:list-item>
                <text:p><text:span text:style-name="T7">There are many ways to handle button clicks built into Android.</text:span></text:p>
              </text:list-item>
              <text:list-item>
                <text:p><text:span text:style-name="T7">Most of them involve implementing the View.OnClickListener class in some wa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: Example 8 (button click)</text:span></text:p>
          </draw:text-box>
        </draw:frame>
        <draw:frame presentation:style-name="pr4" draw:text-style-name="P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<text:span text:style-name="T7">Here’s one simple way: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Here’s the same thing using a lambda instead:</text:span></text:p>
                <text:p><text:span text:style-name="T7"/></text:p>
                <text:p><text:span text:style-name="T7"/></text:p>
              </text:list-item>
              <text:list-item>
                <text:p><text:span text:style-name="T7">The problem is that we’d have to do this in-place for each button.</text:span></text:p>
              </text:list-item>
            </text:list>
          </draw:text-box>
        </draw:frame>
        <draw:frame draw:style-name="gr2" draw:text-style-name="P7" draw:layer="layout" svg:width="20.6cm" svg:height="4.517cm" svg:x="3.2cm" svg:y="5.661cm">
          <draw:text-box>
            <text:p>button.setOnClickListener(object : View.OnClickListener {</text:p>
            <text:p><text:s text:c="4"/>override fun onClick(view: View?) {</text:p>
            <text:p><text:s text:c="8"/>// Do some work here</text:p>
            <text:p><text:s text:c="4"/>}</text:p>
            <text:p/>
            <text:p>})</text:p>
          </draw:text-box>
        </draw:frame>
        <draw:frame draw:style-name="gr2" draw:text-style-name="P7" draw:layer="layout" svg:width="20.6cm" svg:height="3.939cm" svg:x="3.2cm" svg:y="13.362cm">
          <draw:text-box>
            <text:p>button.setOnClickListener(View.OnClickListener { view -&gt;</text:p>
            <text:p><text:s text:c="4"/>// Do some work here</text:p>
            <text:p>}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: Example 8 (button click)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3">This resutls in wasteful and error-prone code.</text:span></text:p>
              </text:list-item>
              <text:list-item>
                <text:p><text:span text:style-name="T7">There’s a related but better way to do this.</text:span></text:p>
              </text:list-item>
              <text:list-item>
                <text:p><text:span text:style-name="T7">Have your Activity class implement View.OnClickListener.</text:span></text:p>
              </text:list-item>
              <text:list-item>
                <text:p><text:span text:style-name="T7">This is an interface. </text:span></text:p>
              </text:list-item>
              <text:list-item>
                <text:p><text:span text:style-name="T7">If you implement this, you </text:span><text:span text:style-name="T8">must</text:span><text:span text:style-name="T9"> override the onClick() method in this interface.</text:span></text:p>
              </text:list-item>
              <text:list-item>
                <text:p><text:span text:style-name="T9">All the click functionality is handled in the overridden onClick() metho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: Example 8 (string parsing, messages)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3">In the onClick() method, we need to:</text:span></text:p>
                <text:list>
                  <text:list-item>
                    <text:p><text:span text:style-name="T7">Grab the string from the EditText.</text:span></text:p>
                  </text:list-item>
                  <text:list-item>
                    <text:p><text:span text:style-name="T7">Parse it to figure out first name and last name.</text:span></text:p>
                  </text:list-item>
                  <text:list-item>
                    <text:p><text:span text:style-name="T7">Set first name to a TextView, and last name to another TextView.</text:span></text:p>
                  </text:list-item>
                  <text:list-item>
                    <text:p><text:span text:style-name="T7">Show a message to the user for each edge case.</text:span></text:p>
                  </text:list-item>
                </text:list>
              </text:list-item>
              <text:list-item>
                <text:p><text:span text:style-name="T9">How do we show pop-up messages that vanish?</text:span></text:p>
              </text:list-item>
              <text:list-item>
                <text:p><text:span text:style-name="T9">These are called Toasts in Android.</text:span></text:p>
              </text:list-item>
              <text:list-item>
                <text:p><text:span text:style-name="T9">Let’s see a quick examp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: Example 8 (Toasts)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9">Here’s how you create a Toast that displays a string message:</text:span></text:p>
                <text:p><text:span text:style-name="T9"/></text:p>
                <text:p><text:span text:style-name="T9"/></text:p>
              </text:list-item>
              <text:list-item>
                <text:p><text:span text:style-name="T9">Or, if you’ll never need the toast object again:</text:span></text:p>
                <text:p><text:span text:style-name="T9"/></text:p>
                <text:p><text:span text:style-name="T9"/></text:p>
              </text:list-item>
              <text:list-item>
                <text:p><text:span text:style-name="T9">Okay, let’s put it all together in Example 8.</text:span></text:p>
              </text:list-item>
            </text:list>
          </draw:text-box>
        </draw:frame>
        <draw:frame draw:style-name="gr3" draw:text-style-name="P8" draw:layer="layout" svg:width="24.2cm" svg:height="1.738cm" svg:x="3cm" svg:y="7.527cm">
          <draw:text-box>
            <text:p>Toast clickToast = <text:span text:style-name="T10">Toast</text:span><text:span text:style-name="T11">.makeText(</text:span><text:span text:style-name="T12">this</text:span><text:span text:style-name="T13">@MainActivity</text:span><text:span text:style-name="T11">, </text:span><text:span text:style-name="T14">"Good job!"</text:span><text:span text:style-name="T11">, </text:span><text:span text:style-name="T10">Toast</text:span><text:span text:style-name="T11">.</text:span><text:span text:style-name="T15">LENGTH_SHORT</text:span><text:span text:style-name="T16">).show()</text:span></text:p>
          </draw:text-box>
        </draw:frame>
        <draw:frame draw:style-name="gr3" draw:text-style-name="P10" draw:layer="layout" svg:width="24.2cm" svg:height="1.691cm" svg:x="3cm" svg:y="12.028cm">
          <draw:text-box>
            <text:p text:style-name="P9"><text:span text:style-name="T10">Toast</text:span><text:span text:style-name="T11">.makeText(</text:span><text:span text:style-name="T12">this</text:span><text:span text:style-name="T13">@MainActivity</text:span><text:span text:style-name="T11">, </text:span><text:span text:style-name="T14">"Good job!"</text:span><text:span text:style-name="T11">, </text:span><text:span text:style-name="T10">Toast</text:span><text:span text:style-name="T11">.</text:span><text:span text:style-name="T15">LENGTH_SHORT</text:span><text:span text:style-name="T16">).show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: Example 8 (summary)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9">You learned (or revisited) button-click handling.</text:span></text:p>
              </text:list-item>
              <text:list-item>
                <text:p><text:span text:style-name="T9">You did some event-driven programming, moving text around between different Views (widgets).</text:span></text:p>
              </text:list-item>
              <text:list-item>
                <text:p><text:span text:style-name="T9">You did some behind-the-scenes edge case handling and string parsing.</text:span></text:p>
              </text:list-item>
              <text:list-item>
                <text:p><text:span text:style-name="T9">Let’s move on to Intents.</text:span></text:p>
              </text:list-item>
              <text:list-item>
                <text:p><text:span text:style-name="T9">I know you’ve done these. Recall what they’re used for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: Intents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9">All Android activities are started or activated with an Intent.</text:span></text:p>
              </text:list-item>
              <text:list-item>
                <text:p><text:span text:style-name="T9">You also use Intents to communicate between Activities.</text:span></text:p>
              </text:list-item>
              <text:list-item>
                <text:p><text:span text:style-name="T9">Activity A can pass data along with the Intent, and Activity B can receive it and do something with it.</text:span></text:p>
              </text:list-item>
              <text:list-item>
                <text:p><text:span text:style-name="T9">There are really 2 types of intents: explicit intents, and implicit intents.</text:span></text:p>
              </text:list-item>
              <text:list-item>
                <text:p><text:span text:style-name="T9">Explicit intents explicitly start a specific Activity in your app.</text:span></text:p>
              </text:list-item>
              <text:list-item>
                <text:p><text:span text:style-name="T9">Implicit intents simply allow the OS to decide which Activity should be started. </text:span></text:p>
              </text:list-item>
              <text:list-item>
                <text:p><text:span text:style-name="T9">For instance, you may want to pass a URL to Maps using an implicit intent, or start the camera app to take a pictu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: Intents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9">Intents contain the following:</text:span></text:p>
                <text:list>
                  <text:list-item>
                    <text:p><text:span text:style-name="T9">An </text:span><text:span text:style-name="T17">optional</text:span><text:span text:style-name="T9"> </text:span><text:span text:style-name="T8">component name</text:span><text:span text:style-name="T9"> (the one you want to start). This decides whether intent is explicit or implicit.</text:span></text:p>
                  </text:list-item>
                  <text:list-item>
                    <text:p><text:span text:style-name="T9">An </text:span><text:span text:style-name="T8">action</text:span><text:span text:style-name="T9">: for instance, whether you want to view stuff, or share stuff.</text:span></text:p>
                  </text:list-item>
                  <text:list-item>
                    <text:p><text:span text:style-name="T8">Data</text:span><text:span text:style-name="T9">: This has to be a URI object that references the data to be acted on, and/or the type of data.</text:span></text:p>
                  </text:list-item>
                  <text:list-item>
                    <text:p><text:span text:style-name="T9">Other stuff (strings, data, etc.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: Explicit Intents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9">Let’s say we’re starting a new Activity called ActivityB from the MainActivity.</text:span></text:p>
              </text:list-item>
              <text:list-item>
                <text:p><text:span text:style-name="T9">Let’s also say we want to send some data over from MainActivity to ActivityB.</text:span></text:p>
              </text:list-item>
              <text:list-item>
                <text:p><text:span text:style-name="T9">The most general way is to send a </text:span><text:span text:style-name="T8">Bundle</text:span><text:span text:style-name="T9"> object.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9">Let’s do a quick example based on Example 8.</text:span></text:p>
                <text:p><text:span text:style-name="T9"/></text:p>
              </text:list-item>
            </text:list>
          </draw:text-box>
        </draw:frame>
        <draw:frame draw:style-name="gr4" draw:text-style-name="P13" draw:layer="layout" svg:width="23.2cm" svg:height="5.851cm" svg:x="3cm" svg:y="11.883cm">
          <draw:text-box>
            <text:p text:style-name="P11"><text:span text:style-name="T18">val </text:span><text:span text:style-name="T19">messageIntent </text:span><text:span text:style-name="T20">= Intent(</text:span><text:span text:style-name="T18">this</text:span><text:span text:style-name="T20">, Activit</text:span><text:span text:style-name="T19">yB</text:span><text:span text:style-name="T20">::</text:span><text:span text:style-name="T18">class</text:span><text:span text:style-name="T20">.</text:span><text:span text:style-name="T21">java</text:span><text:span text:style-name="T22">)</text:span></text:p>
            <text:p text:style-name="P12"><text:span text:style-name="T18">val </text:span><text:span text:style-name="T19">messageBundle </text:span><text:span text:style-name="T20">= Bundle()</text:span></text:p>
            <text:p text:style-name="P12"><text:span text:style-name="T19">messageBundle.putString(KEY,value)</text:span></text:p>
            <text:p text:style-name="P12"><text:span text:style-name="T19">messageBundle.putInt(KEY,value)</text:span></text:p>
            <text:p text:style-name="P12"><text:span text:style-name="T19">messageIntent.putExtras(messageBundle)</text:span></text:p>
            <text:p text:style-name="P12"><text:span text:style-name="T19">startActivity(messageInten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: Example 9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9">Remember Example 8?</text:span></text:p>
              </text:list-item>
              <text:list-item>
                <text:p><text:span text:style-name="T9">We’ll move the TextViews over to a second Activity.</text:span></text:p>
              </text:list-item>
              <text:list-item>
                <text:p><text:span text:style-name="T9">We’ll send the EditText string to the second Activity upon a button press.</text:span></text:p>
              </text:list-item>
              <text:list-item>
                <text:p><text:span text:style-name="T9">We’ll then break up the string in the second activity, and display the first name and last name.</text:span></text:p>
              </text:list-item>
              <text:list-item>
                <text:p><text:span text:style-name="T9">Not complicated, but demonstrates explicit intents nicely.</text:span></text:p>
              </text:list-item>
              <text:list-item>
                <text:p><text:span text:style-name="T9">We can add a back button to the action bar by including the child activity in AndroidManifest.xml.</text:span></text:p>
              </text:list-item>
              <text:list-item>
                <text:p><text:span text:style-name="T9">Make the program safer? (Exercise for you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: Example 10 (Maps)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9">Implicit intents allow the OS to decide which Activity should be started rather than explicity specifying it. </text:span></text:p>
              </text:list-item>
              <text:list-item>
                <text:p><text:span text:style-name="T9">Let’s do a Maps example.</text:span></text:p>
              </text:list-item>
              <text:list-item>
                <text:p><text:span text:style-name="T9">We can use an implicit intent to launch the map.</text:span></text:p>
              </text:list-item>
              <text:list-item>
                <text:p><text:span text:style-name="T9">WEB has lat:long 40.767778,-111.845205.</text:span></text:p>
              </text:list-item>
              <text:list-item>
                <text:p><text:span text:style-name="T9">Let’s write an app to search for stuff near these coordinates.</text:span></text:p>
              </text:list-item>
              <text:list-item>
                <text:p><text:span text:style-name="T9">It’s a bit contrived, but useful to know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: Example 10 (Maps)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9">This time, one Activity will suffice.</text:span></text:p>
              </text:list-item>
              <text:list-item>
                <text:p><text:span text:style-name="T9">Handle the button click by:</text:span></text:p>
                <text:list>
                  <text:list-item>
                    <text:p><text:span text:style-name="T9">Grabbing the search string.</text:span></text:p>
                  </text:list-item>
                  <text:list-item>
                    <text:p><text:span text:style-name="T9">Constructing a URI (Uniform Resource Indicator).</text:span></text:p>
                  </text:list-item>
                  <text:list-item>
                    <text:p><text:span text:style-name="T9">Passing the URI to an implicit intent with the ACTION_VIEW attribute, which says we want to view it.</text:span></text:p>
                  </text:list-item>
                  <text:list-item>
                    <text:p><text:span text:style-name="T9">Handle the possibility that this intent may not be bound to any particular package/app/activity.</text:span></text:p>
                  </text:list-item>
                  <text:list-item>
                    <text:p><text:span text:style-name="T9">Start the appropriate activity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Digression: URI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9">A URI is a string of characters.</text:span></text:p>
              </text:list-item>
              <text:list-item>
                <text:p><text:span text:style-name="T9">Meant to unambiguously identify resources.</text:span></text:p>
              </text:list-item>
              <text:list-item>
                <text:p><text:span text:style-name="T9">A URL (Uniform Resource Locator) is just a specific type of URI that tells you both where to find a resource and how to act on it.</text:span></text:p>
              </text:list-item>
              <text:list-item>
                <text:p><text:span text:style-name="T9">Eg: </text:span><text:span text:style-name="T9"><text:a xlink:href="http://www.cs.utah.edu/~benjones" xlink:type="simple">http://www.cs.utah.edu/~benjones</text:a></text:span><text:span text:style-name="T9"><text:s/>tells you to get the resource “~benjones” using http: (hypertext transfer protocol) from the network host with domain name </text:span><text:span text:style-name="T9"><text:a xlink:href="http://www.cs.utah.edu/" xlink:type="simple">www.cs.utah.edu</text:a></text:span><text:span text:style-name="T9">.</text:span></text:p>
              </text:list-item>
              <text:list-item>
                <text:p><text:span text:style-name="T9">Generic URI syntax:</text:span></text:p>
                <text:list>
                  <text:list-header>
                    <text:p><text:span text:style-name="T9">URI = scheme:[//authority]path[?query][#fragment].</text:span></text:p>
                  </text:list-header>
                </text:list>
              </text:list-item>
              <text:list-item>
                <text:p><text:span text:style-name="T9">We’ll discuss this more when we link our app to the web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: More implicit intents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9">The goal isn’t to show you all possible implicit intents.</text:span></text:p>
              </text:list-item>
              <text:list-item>
                <text:p><text:span text:style-name="T9">I do want to show you the fun/useful ones.</text:span></text:p>
              </text:list-item>
              <text:list-item>
                <text:p><text:span text:style-name="T9">Each implicit intent is a lesson! We learned a little bit about URIs, now we’ll learn about media types.</text:span></text:p>
              </text:list-item>
              <text:list-item>
                <text:p><text:span text:style-name="T9">Think of implicit intents as avoiding reinventing the wheel.</text:span></text:p>
              </text:list-item>
              <text:list-item>
                <text:p><text:span text:style-name="T9">If there’s app for it, and it’s good, use it.</text:span></text:p>
              </text:list-item>
              <text:list-item>
                <text:p><text:span text:style-name="T9">Another good example along these lines is the camera.</text:span></text:p>
              </text:list-item>
              <text:list-item>
                <text:p><text:span text:style-name="T9">If you want to take a picture, just use the camera int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: Example 11 (Camera)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9">Imagine you’re building a user profile page for your app.</text:span></text:p>
              </text:list-item>
              <text:list-item>
                <text:p><text:span text:style-name="T9">You take in the full name, split it into first and last names.</text:span></text:p>
              </text:list-item>
              <text:list-item>
                <text:p><text:span text:style-name="T9">You may also want to take a profile pic, and store it.</text:span></text:p>
              </text:list-item>
              <text:list-item>
                <text:p><text:span text:style-name="T9">Let’s modify Example 8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: Example 11 (Camera)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9">We’ll just add a “take profile pic” button to our earlier UI.</text:span></text:p>
              </text:list-item>
              <text:list-item>
                <text:p><text:span text:style-name="T9">When you click it, it lets you take a pic using the camera API.</text:span></text:p>
              </text:list-item>
              <text:list-item>
                <text:p><text:span text:style-name="T9">You get to use the camera’s controls to do it.</text:span></text:p>
              </text:list-item>
              <text:list-item>
                <text:p><text:span text:style-name="T9">Then, you return a little thumbnail to store on the app.</text:span></text:p>
              </text:list-item>
              <text:list-item>
                <text:p><text:span text:style-name="T9">Later in the course, we’ll use this to work with full images and put in facial recognition into your app.</text:span></text:p>
              </text:list-item>
              <text:list-item>
                <text:p><text:span text:style-name="T9">Implicit intents make this whole thing pretty straightforwar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: Example 11 (Camera)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9">First, we add a Button and an ImageView.</text:span></text:p>
              </text:list-item>
              <text:list-item>
                <text:p><text:span text:style-name="T9">Clicking the Button should take you to the camera.</text:span></text:p>
              </text:list-item>
              <text:list-item>
                <text:p><text:span text:style-name="T9">Once you click a picture, a thumbnail is returned.</text:span></text:p>
              </text:list-item>
              <text:list-item>
                <text:p><text:span text:style-name="T9">The ImageView is populated by the thumbnail image.</text:span></text:p>
              </text:list-item>
              <text:list-item>
                <text:p><text:span text:style-name="T9">What are the coding steps to do this?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: Example 11 (Camera)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9">We know most of this stuff already.</text:span></text:p>
              </text:list-item>
              <text:list-item>
                <text:p><text:span text:style-name="T9">We already have a Button click handler from Example 8.</text:span></text:p>
              </text:list-item>
              <text:list-item>
                <text:p><text:span text:style-name="T9">We’ll just add another “case” to the switch statement there.</text:span></text:p>
              </text:list-item>
              <text:list-item>
                <text:p><text:span text:style-name="T9">When the button is clicked, we start a new implicit intent.</text:span></text:p>
              </text:list-item>
              <text:list-item>
                <text:p><text:span text:style-name="T9">The implicit intent must be passed a parameter of MediaStore.ACTION_IMAGE_CAPTURE.</text:span></text:p>
              </text:list-item>
              <text:list-item>
                <text:p><text:span text:style-name="T9">However, this time, we expect the implicit intent to actually return data.</text:span></text:p>
              </text:list-item>
              <text:list-item>
                <text:p><text:span text:style-name="T9">We need a callback to handle the return of control from the camera.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: Example 11 (Camera)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9">Until API 28, we could have just called startActivityForResult(). This is now deprecated.</text:span></text:p>
              </text:list-item>
              <text:list-item>
                <text:p><text:span text:style-name="T9">Now, we’ll have to register a callback that can get triggered when the camera activity returns.</text:span></text:p>
              </text:list-item>
            </text:list>
            <text:p text:style-name="P14"><text:span text:style-name="T23">private val </text:span><text:span text:style-name="T24">cameraActivity </text:span><text:span text:style-name="T25">= registerForActivityResult(</text:span><text:span text:style-name="T26">ActivityResultContracts</text:span><text:span text:style-name="T25">.StartActivityForResult())</text:span><text:span text:style-name="T27">{</text:span><text:span text:style-name="T25">result</text:span><text:span text:style-name="T27">-&gt;</text:span><text:span text:style-name="T27"><text:line-break/></text:span><text:span text:style-name="T27"> <text:s text:c="3"/></text:span><text:span text:style-name="T23">if</text:span><text:span text:style-name="T25">(result.</text:span><text:span text:style-name="T28">resultCode </text:span><text:span text:style-name="T25">== </text:span><text:span text:style-name="T28">RESULT_OK</text:span><text:span text:style-name="T25">) { // Do stuff here} </text:span></text:p>
            <text:p text:style-name="P14"><text:span text:style-name="T27">}</text:span></text:p>
            <text:list text:continue-numbering="true" text:style-name="L3">
              <text:list-item>
                <text:p><text:span text:style-name="T9">The result object is of type ActivityResult; it contains a </text:span><text:span text:style-name="T17">resultCode</text:span><text:span text:style-name="T9"> and a </text:span><text:span text:style-name="T17">data</text:span><text:span text:style-name="T9"> field. The latter is an intent containing a bundle in its </text:span><text:span text:style-name="T17">extras</text:span><text:span text:style-name="T9"> field.</text:span></text:p>
              </text:list-item>
              <text:list-item>
                <text:p><text:span text:style-name="T9">We grab the data from the extras field, cast to a Bitmap object (since we know it returned a Bitmap).</text:span></text:p>
              </text:list-item>
              <text:list-item>
                <text:p><text:span text:style-name="T9">We then populate the ImageView with that Bitmap object.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User Interaction: Summary</text:span></text:p>
          </draw:text-box>
        </draw:frame>
        <draw:frame presentation:style-name="pr4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><text:span text:style-name="T9">We learned about ConstraintLayout, and a few important views.</text:span></text:p>
              </text:list-item>
              <text:list-item>
                <text:p><text:span text:style-name="T9">We learned to handle click events.</text:span></text:p>
              </text:list-item>
              <text:list-item>
                <text:p><text:span text:style-name="T9">We revised explicit intents, and message passing between activities in your own app.</text:span></text:p>
              </text:list-item>
              <text:list-item>
                <text:p><text:span text:style-name="T9">We reviewed some important implicit intents: maps, camera.</text:span></text:p>
              </text:list-item>
              <text:list-item>
                <text:p><text:span text:style-name="T9">We learned how to handle data returned from an implicit int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3" draw:text-style-name="P4" draw:layer="layout" svg:width="24.599cm" svg:height="3.507cm" svg:x="2cm" svg:y="0.836cm" presentation:class="title" presentation:user-transformed="true">
          <draw:text-box>
            <text:p><text:span text:style-name="T2">Activities: Lab</text:span></text:p>
          </draw:text-box>
        </draw:frame>
        <draw:frame presentation:style-name="pr4" draw:text-style-name="P5" draw:layer="layout" svg:width="24cm" svg:height="12.18cm" svg:x="1.9cm" svg:y="5.3cm" presentation:class="outline" presentation:user-transformed="true">
          <draw:text-box>
            <text:list text:style-name="L3">
              <text:list-item>
                <text:p><text:span text:style-name="T9">Let’s do a lab where you implement some of these views.</text:span></text:p>
              </text:list-item>
              <text:list-item>
                <text:p><text:span text:style-name="T9">Implement the UI for the sketch on the board using both ConstraintLayout. </text:span></text:p>
              </text:list-item>
              <text:list-item>
                <text:p><text:span text:style-name="T9">Only use design mode for ConstraintLayout, and be careful to check text mode occasionally.</text:span></text:p>
              </text:list-item>
              <text:list-item>
                <text:p><text:span text:style-name="T9">Implement the functionality as described on the boar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roid Sans Fallback" svg:font-family="'Droid Sans Fallback'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family-generic="roman" style:font-pitch="variable"/>
    <style:font-face style:name="Open Sans2" svg:font-family="'Open Sans'" style:font-adornments="Normal" style:font-family-generic="swiss" style:font-pitch="variable"/>
    <style:font-face style:name="Open Sans3" svg:font-family="'Open Sans'" style:font-adornments="Normal" style:font-family-generic="roman" style:font-pitch="variable"/>
    <style:font-face style:name="Open Sans4" svg:font-family="'Open Sans'" style:font-adornments="Bold" style:font-family-generic="roman" style:font-pitch="variable"/>
    <style:font-face style:name="Open Sans5" svg:font-family="'Open Sans'" style:font-adornments="Bol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2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Open Sans5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Open Sans2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2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8-15T14:22:19.232000000</meta:creation-date>
    <meta:editing-duration>PT23H54M40S</meta:editing-duration>
    <meta:editing-cycles>365</meta:editing-cycles>
    <meta:generator>LibreOffice/7.2.6.2$Windows_X86_64 LibreOffice_project/b0ec3a565991f7569a5a7f5d24fed7f52653d754</meta:generator>
    <dc:date>2022-06-07T14:00:52.144000000</dc:date>
    <meta:document-statistic meta:object-count="169"/>
  </office:meta>
</office:document-meta>
</file>

<file path=Settings/ColorTable.xml><?xml version="1.0" encoding="utf-8"?>
<ooo:color-table xmlns:ooo="http://openoffice.org/2004/office" xmlns:office="urn:oasis:names:tc:opendocument:xmlns:office:1.0" xmlns:draw="urn:oasis:names:tc:opendocument:xmlns:drawing:1.0" xmlns:xlink="http://www.w3.org/1999/xlink" xmlns:svg="http://www.w3.org/2000/svg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